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56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3.2535in"/>
    </style:style>
    <style:style style:name="Table2.B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3.2535in"/>
    </style:style>
    <style:style style:name="Table3.B" style:family="table-column">
      <style:table-column-properties style:column-width="3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Open Sans" fo:font-size="16pt" style:text-underline-style="solid" style:text-underline-width="auto" style:text-underline-color="font-color" fo:font-weight="bold" officeooo:rsid="00129940" officeooo:paragraph-rsid="0012994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6pt" style:text-underline-style="solid" style:text-underline-width="auto" style:text-underline-color="font-color" fo:font-weight="bold" officeooo:rsid="00129940" officeooo:paragraph-rsid="0012994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29940" officeooo:paragraph-rsid="0012994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29940" officeooo:paragraph-rsid="0014a50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29940" officeooo:paragraph-rsid="0015ad4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29940" officeooo:paragraph-rsid="0017d3d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29940" officeooo:paragraph-rsid="0019c79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29940" officeooo:paragraph-rsid="001b845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29940" officeooo:paragraph-rsid="001e7506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29940" officeooo:paragraph-rsid="001f12f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29940" officeooo:paragraph-rsid="0020022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e7506" officeooo:paragraph-rsid="001e750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1f12fd" officeooo:paragraph-rsid="001f12f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21ef43" officeooo:paragraph-rsid="0021ef4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22d9ad" officeooo:paragraph-rsid="0022d9a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24387a" officeooo:paragraph-rsid="0024387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258409" officeooo:paragraph-rsid="0025840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normal" officeooo:rsid="00261452" officeooo:paragraph-rsid="0026145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bold" officeooo:rsid="001f33c2" officeooo:paragraph-rsid="001f33c2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bold" officeooo:rsid="0024387a" officeooo:paragraph-rsid="0024387a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style:text-underline-style="none" fo:font-weight="bold" officeooo:rsid="00261452" officeooo:paragraph-rsid="00261452" style:font-style-asian="normal" style:font-weight-asian="bold" style:font-style-complex="normal" style:font-weight-complex="bold"/>
    </style:style>
    <style:style style:name="P22" style:family="paragraph" style:parent-style-name="Standard">
      <style:text-properties officeooo:paragraph-rsid="0024387a"/>
    </style:style>
    <style:style style:name="P23" style:family="paragraph" style:parent-style-name="Standard">
      <style:text-properties officeooo:rsid="0028548d" officeooo:paragraph-rsid="0028548d"/>
    </style:style>
    <style:style style:name="P24" style:family="paragraph" style:parent-style-name="Table_20_Contents">
      <style:paragraph-properties fo:text-align="start" style:justify-single-word="false"/>
      <style:text-properties style:font-name="Cantarell" fo:font-size="10pt" officeooo:rsid="0014a50e" officeooo:paragraph-rsid="0014a50e"/>
    </style:style>
    <style:style style:name="P25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4a50e" officeooo:paragraph-rsid="0014a50e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ntarell" fo:font-size="10pt" officeooo:rsid="0015ad49" officeooo:paragraph-rsid="0015ad49"/>
    </style:style>
    <style:style style:name="P27" style:family="paragraph" style:parent-style-name="Table_20_Contents">
      <style:paragraph-properties fo:text-align="start" style:justify-single-word="false"/>
      <style:text-properties style:font-name="Cantarell" fo:font-size="10pt" officeooo:rsid="0015ad49" officeooo:paragraph-rsid="0024387a"/>
    </style:style>
    <style:style style:name="P28" style:family="paragraph" style:parent-style-name="Table_20_Contents">
      <style:paragraph-properties fo:text-align="start" style:justify-single-word="false"/>
      <style:text-properties style:font-name="Cantarell" fo:font-size="10pt" officeooo:rsid="0022d9ad" officeooo:paragraph-rsid="0022d9ad"/>
    </style:style>
    <style:style style:name="P29" style:family="paragraph" style:parent-style-name="Table_20_Contents">
      <style:paragraph-properties fo:text-align="start" style:justify-single-word="false"/>
      <style:text-properties style:font-name="Cantarell" fo:font-size="10pt" officeooo:rsid="00258409" officeooo:paragraph-rsid="00258409"/>
    </style:style>
    <style:style style:name="P30" style:family="paragraph" style:parent-style-name="Table_20_Contents">
      <style:paragraph-properties fo:text-align="start" style:justify-single-word="false"/>
      <style:text-properties style:font-name="Cantarell" fo:font-size="10pt" officeooo:rsid="0027a0be" officeooo:paragraph-rsid="0027a0be"/>
    </style:style>
    <style:style style:name="P31" style:family="paragraph" style:parent-style-name="Table_20_Heading">
      <style:paragraph-properties fo:text-align="start" style:justify-single-word="false"/>
      <style:text-properties style:font-name="Cantarell" fo:font-size="11pt" officeooo:rsid="0014a50e" officeooo:paragraph-rsid="0014a50e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ad49" style:font-weight-asian="bold" style:font-weight-complex="bold"/>
    </style:style>
    <style:style style:name="T3" style:family="text">
      <style:text-properties fo:font-weight="bold" officeooo:rsid="00169760" style:font-weight-asian="bold" style:font-weight-complex="bold"/>
    </style:style>
    <style:style style:name="T4" style:family="text">
      <style:text-properties fo:font-weight="bold" officeooo:rsid="0017d3da" style:font-weight-asian="bold" style:font-weight-complex="bold"/>
    </style:style>
    <style:style style:name="T5" style:family="text">
      <style:text-properties fo:font-weight="bold" officeooo:rsid="0019c79e" style:font-weight-asian="bold" style:font-weight-complex="bold"/>
    </style:style>
    <style:style style:name="T6" style:family="text">
      <style:text-properties fo:font-weight="bold" officeooo:rsid="001b8455" style:font-weight-asian="bold" style:font-weight-complex="bold"/>
    </style:style>
    <style:style style:name="T7" style:family="text">
      <style:text-properties fo:font-weight="bold" officeooo:rsid="001e7506" style:font-weight-asian="bold" style:font-weight-complex="bold"/>
    </style:style>
    <style:style style:name="T8" style:family="text">
      <style:text-properties fo:font-weight="bold" officeooo:rsid="001f12fd" style:font-weight-asian="bold" style:font-weight-complex="bold"/>
    </style:style>
    <style:style style:name="T9" style:family="text">
      <style:text-properties fo:font-weight="bold" officeooo:rsid="0022d9ad" style:font-weight-asian="bold" style:font-weight-complex="bold"/>
    </style:style>
    <style:style style:name="T10" style:family="text">
      <style:text-properties fo:font-style="normal" style:text-underline-style="none" fo:font-weight="normal" officeooo:rsid="00129940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69760"/>
    </style:style>
    <style:style style:name="T15" style:family="text">
      <style:text-properties officeooo:rsid="0017d3d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b8455" style:font-style-asian="italic" style:font-style-complex="italic"/>
    </style:style>
    <style:style style:name="T18" style:family="text">
      <style:text-properties fo:font-style="italic" officeooo:rsid="00169760" style:font-style-asian="italic" style:font-style-complex="italic"/>
    </style:style>
    <style:style style:name="T19" style:family="text">
      <style:text-properties fo:font-style="italic" officeooo:rsid="0019c79e" style:font-style-asian="italic" style:font-style-complex="italic"/>
    </style:style>
    <style:style style:name="T20" style:family="text">
      <style:text-properties fo:font-style="italic" officeooo:rsid="0015ad49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69760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5ad49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b8455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officeooo:rsid="0019c79e"/>
    </style:style>
    <style:style style:name="T27" style:family="text">
      <style:text-properties officeooo:rsid="001b8455"/>
    </style:style>
    <style:style style:name="T28" style:family="text">
      <style:text-properties officeooo:rsid="001ef0e7"/>
    </style:style>
    <style:style style:name="T29" style:family="text">
      <style:text-properties officeooo:rsid="00200221"/>
    </style:style>
    <style:style style:name="T30" style:family="text">
      <style:text-properties officeooo:rsid="002584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uberentes Command Referenc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Command</text:p>
          </table:table-cell>
          <table:table-cell table:style-name="Table1.B1" office:value-type="string">
            <text:p text:style-name="P31">Description</text:p>
          </table:table-cell>
        </table:table-row>
        <table:table-row>
          <table:table-cell table:style-name="Table1.A2" office:value-type="string">
            <text:p text:style-name="P25"><text:span text:style-name="T15">kubectl</text:span> cluster-info</text:p>
          </table:table-cell>
          <table:table-cell table:style-name="Table1.B2" office:value-type="string">
            <text:p text:style-name="P24">To display cluster information.</text:p>
          </table:table-cell>
        </table:table-row>
        <table:table-row>
          <table:table-cell table:style-name="Table1.A2" office:value-type="string">
            <text:p text:style-name="P4"><text:span text:style-name="T1">kubectl get n</text:span><text:span text:style-name="T4">amespace</text:span></text:p>
          </table:table-cell>
          <table:table-cell table:style-name="Table1.B2" office:value-type="string">
            <text:p text:style-name="P4">To display all available namespace in cluster</text:p>
          </table:table-cell>
        </table:table-row>
        <table:table-row>
          <table:table-cell table:style-name="Table1.A2" office:value-type="string">
            <text:p text:style-name="P4"><text:span text:style-name="T1">kubectl get node</text:span></text:p>
          </table:table-cell>
          <table:table-cell table:style-name="Table1.B2" office:value-type="string">
            <text:p text:style-name="P24">To <text:span text:style-name="T10">display available nodes in cluster.</text:span></text:p>
          </table:table-cell>
        </table:table-row>
        <table:table-row>
          <table:table-cell table:style-name="Table1.A5" office:value-type="string">
            <text:p text:style-name="P6"><text:span text:style-name="T1">kubectl get all </text:span></text:p>
          </table:table-cell>
          <table:table-cell table:style-name="Table1.B2" office:value-type="string">
            <text:p text:style-name="P4">To list all <text:span text:style-name="T15">object like pod, service, deployment, replica sets etc in</text:span> current namespace.</text:p>
          </table:table-cell>
        </table:table-row>
        <table:table-row>
          <table:table-cell table:style-name="Table1.A5" office:value-type="string">
            <text:p text:style-name="P7"><text:span text:style-name="T1">kubectl get </text:span><text:span text:style-name="T5">all -n</text:span><text:span text:style-name="T26"> &lt;</text:span><text:span text:style-name="T18">name</text:span><text:span text:style-name="T19">space</text:span><text:span text:style-name="T18">&gt;</text:span></text:p>
          </table:table-cell>
          <table:table-cell table:style-name="Table1.B2" office:value-type="string">
            <text:p text:style-name="P7">To list all <text:span text:style-name="T15">object like pod, service, deployment, replica sets etc in</text:span> <text:span text:style-name="T26">specified namespace.</text:span></text:p>
          </table:table-cell>
        </table:table-row>
        <table:table-row>
          <table:table-cell table:style-name="Table1.A5" office:value-type="string">
            <text:p text:style-name="P4"><text:span text:style-name="T1">kubectl get </text:span><text:span text:style-name="T18">&lt;object-name&gt;</text:span></text:p>
          </table:table-cell>
          <table:table-cell table:style-name="Table1.B2" office:value-type="string">
            <text:p text:style-name="P4">To list any <text:span text:style-name="T14">object like pod, service, deployment, replica sets etc in current namespace.</text:span></text:p>
          </table:table-cell>
        </table:table-row>
        <table:table-row>
          <table:table-cell table:style-name="Table1.A5" office:value-type="string">
            <text:p text:style-name="P10"><text:span text:style-name="T1">kubectl get </text:span><text:span text:style-name="T18">&lt;object-name&gt;</text:span><text:span text:style-name="T22"> </text:span><text:span text:style-name="T8">-o wide</text:span></text:p>
          </table:table-cell>
          <table:table-cell table:style-name="Table1.B2" office:value-type="string">
            <text:p text:style-name="P13">To display more details for any object</text:p>
          </table:table-cell>
        </table:table-row>
        <table:table-row>
          <table:table-cell table:style-name="Table1.A5" office:value-type="string">
            <text:p text:style-name="P4"><text:span text:style-name="T1">kubectl get <text:s/></text:span><text:span text:style-name="T18">&lt;object-name&gt;</text:span><text:span text:style-name="T3"> </text:span><text:span text:style-name="T1">-n </text:span><text:span text:style-name="T16">&lt;namespace&gt;</text:span></text:p>
          </table:table-cell>
          <table:table-cell table:style-name="Table1.B2" office:value-type="string">
            <text:p text:style-name="P7">To list any <text:span text:style-name="T14">object like pod, service, deployment, replica sets etc in specified namespace.</text:span></text:p>
          </table:table-cell>
        </table:table-row>
        <table:table-row>
          <table:table-cell table:style-name="Table1.A5" office:value-type="string">
            <text:p text:style-name="P17"><text:span text:style-name="T1">kubectl delete</text:span> <text:span text:style-name="T16">&lt;obejct-type&gt; &lt;object-name&gt;</text:span></text:p>
          </table:table-cell>
          <table:table-cell table:style-name="Table1.B2" office:value-type="string">
            <text:p text:style-name="P17">To delete any object like pod, replica set, deployment or service.</text:p>
          </table:table-cell>
        </table:table-row>
        <table:table-row>
          <table:table-cell table:style-name="Table1.A5" office:value-type="string">
            <text:p text:style-name="P4"><text:span text:style-name="T1">kubectl get </text:span><text:span text:style-name="T17">&lt;object-name&gt;</text:span> <text:span text:style-name="T16">&lt;pod-name&gt;</text:span><text:span text:style-name="T1"> -o yaml</text:span></text:p>
          </table:table-cell>
          <table:table-cell table:style-name="Table1.B2" office:value-type="string">
            <text:p text:style-name="P4">To generate definition yaml file <text:span text:style-name="T27">for any object like pod, service, replica set or deployment.</text:span></text:p>
          </table:table-cell>
        </table:table-row>
        <table:table-row>
          <table:table-cell table:style-name="Table1.A5" office:value-type="string">
            <text:p text:style-name="P19">kubectl get <text:span text:style-name="T25">&lt;object-type&gt; &lt;object-name&gt;</text:span> -o json</text:p>
          </table:table-cell>
          <table:table-cell table:style-name="Table1.B2" office:value-type="string">
            <text:p text:style-name="P11">To generate <text:span text:style-name="T29">json</text:span> file <text:span text:style-name="T27">for any object like pod, service, replica set or deployment.</text:span></text:p>
          </table:table-cell>
        </table:table-row>
        <table:table-row>
          <table:table-cell table:style-name="Table1.A5" office:value-type="string">
            <text:p text:style-name="P8"><text:span text:style-name="T6">k</text:span><text:span text:style-name="T2">ubectl </text:span><text:span text:style-name="T6">describe </text:span><text:span text:style-name="T17">&lt;object-type&gt; &lt;object-name&gt;</text:span></text:p>
          </table:table-cell>
          <table:table-cell table:style-name="Table1.B2" office:value-type="string">
            <text:p text:style-name="P8">To display <text:span text:style-name="T27">details of any object like pod, service, replica set, deployment etc.</text:span></text:p>
          </table:table-cell>
        </table:table-row>
        <table:table-row>
          <table:table-cell table:style-name="Table1.A2" office:value-type="string">
            <text:p text:style-name="P9"><text:span text:style-name="T6">k</text:span><text:span text:style-name="T2">ubectl</text:span><text:span text:style-name="T23"> </text:span><text:span text:style-name="T7">edit</text:span><text:span text:style-name="T24"> </text:span><text:span text:style-name="T17">&lt;object-type&gt; &lt;object-name&gt;</text:span></text:p>
          </table:table-cell>
          <table:table-cell table:style-name="Table1.B2" office:value-type="string">
            <text:p text:style-name="P12">To modify parameters of running object.</text:p>
          </table:table-cell>
        </table:table-row>
        <table:table-row>
          <table:table-cell table:style-name="Table1.A5" office:value-type="string">
            <text:p text:style-name="P14"><text:span text:style-name="T1">kubectl explain </text:span><text:span text:style-name="T16">&lt;object-name&gt;</text:span><text:span text:style-name="T21"> </text:span><text:span text:style-name="T1">--recursive </text:span></text:p>
          </table:table-cell>
          <table:table-cell table:style-name="Table1.B2" office:value-type="string">
            <text:p text:style-name="P14">To display all applicable properties and parameters of any object.</text:p>
          </table:table-cell>
        </table:table-row>
        <table:table-row>
          <table:table-cell table:style-name="Table1.A5" office:value-type="string">
            <text:p text:style-name="P21">--dry-run=client -o yaml</text:p>
          </table:table-cell>
          <table:table-cell table:style-name="Table1.B2" office:value-type="string">
            <text:p text:style-name="P18">This is option which can be use to display configuration on screen in yaml format without executing command.</text:p>
          </table:table-cell>
        </table:table-row>
      </table:table>
      <text:p text:style-name="P3"><text:span text:style-name="T1"/></text:p>
      <text:p text:style-name="P15"><text:span text:style-name="T1">Pod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T2">k</text:span><text:span text:style-name="T1">ubectl </text:span><text:span text:style-name="T2">run </text:span><text:span text:style-name="T20">&lt;pod-name&gt;</text:span><text:span text:style-name="T2"> --image=</text:span><text:span text:style-name="T20">&lt;image-name&gt;</text:span></text:p>
          </table:table-cell>
          <table:table-cell table:style-name="Table2.B1" office:value-type="string">
            <text:p text:style-name="P26">To <text:span text:style-name="T28">launch</text:span> a <text:span text:style-name="T28">new</text:span> pod.</text:p>
          </table:table-cell>
        </table:table-row>
        <table:table-row>
          <table:table-cell table:style-name="Table2.A2" office:value-type="string">
            <text:p text:style-name="P5"><text:span text:style-name="T2">k</text:span><text:span text:style-name="T1">ubectl </text:span><text:span text:style-name="T9">create -f &lt;yaml-file-name&gt;</text:span></text:p>
          </table:table-cell>
          <table:table-cell table:style-name="Table2.B2" office:value-type="string">
            <text:p text:style-name="P28">To launch a new pod using yaml definition file.</text:p>
          </table:table-cell>
        </table:table-row>
      </table:table>
      <text:p text:style-name="P3"/>
      <text:p text:style-name="P20">Servic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<text:span text:style-name="T1">kubectl create service </text:span><text:span text:style-name="T16">&lt;service-type&gt;</text:span><text:span text:style-name="T1"> </text:span><text:span text:style-name="T16">&lt;pod-name&gt;</text:span><text:span text:style-name="T1"> --tcp=6379:6379</text:span></text:p>
          </table:table-cell>
          <table:table-cell table:style-name="Table3.B1" office:value-type="string">
            <text:p text:style-name="P27">To <text:span text:style-name="T30">create a service.</text:span></text:p>
          </table:table-cell>
        </table:table-row>
        <table:table-row>
          <table:table-cell table:style-name="Table3.A2" office:value-type="string">
            <text:p text:style-name="P17"><text:span text:style-name="T9">kubectl expose pod </text:span><text:span text:style-name="T16">&lt;pod-name&gt;</text:span><text:span text:style-name="T9"> --port=6379 --name</text:span><text:span text:style-name="T1">=</text:span><text:span text:style-name="T16">&lt;service-name&gt;</text:span></text:p>
          </table:table-cell>
          <table:table-cell table:style-name="Table3.B2" office:value-type="string">
            <text:p text:style-name="P29">To expose any service and bind to a port.</text:p>
          </table:table-cell>
        </table:table-row>
        <table:table-row>
          <table:table-cell table:style-name="Table3.A2" office:value-type="string">
            <text:p text:style-name="P30"><text:span text:style-name="T21">kubectl expose pod </text:span><text:span text:style-name="T11">&lt;pod-name&gt; </text:span><text:span text:style-name="T21">--port=80 --name </text:span><text:span text:style-name="T13">&lt;service-name&gt;</text:span><text:span text:style-name="T16"> -</text:span><text:span text:style-name="T21">-type=NodePort</text:span></text:p>
          </table:table-cell>
          <table:table-cell table:style-name="Table3.B2" office:value-type="string">
            <text:p text:style-name="P30">To create or expose NodePort type service.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9:09:41.150648333</meta:creation-date>
    <dc:date>2021-07-02T21:41:29.658406015</dc:date>
    <meta:editing-duration>PT57M21S</meta:editing-duration>
    <meta:editing-cycles>15</meta:editing-cycles>
    <meta:generator>LibreOffice/5.3.6.1$Linux_X86_64 LibreOffice_project/30$Build-1</meta:generator>
    <meta:document-statistic meta:table-count="3" meta:image-count="0" meta:object-count="0" meta:page-count="1" meta:paragraph-count="45" meta:word-count="305" meta:character-count="2034" meta:non-whitespace-character-count="1780"/>
  </office:meta>
</office:document-meta>
</file>